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frac>
      <mrow>
        <mo stretchy="false">∑</mo>
        <mrow>
          <mo fence="true" stretchy="false">(</mo>
          <mrow>
            <mrow>
              <mi mathvariant="italic">Sales</mi>
              <mi mathvariant="italic">Predictions</mi>
            </mrow>
          </mrow>
          <mo fence="true" stretchy="false">)</mo>
        </mrow>
      </mrow>
      <mi>N</mi>
    </mfrac>
    <annotation encoding="StarMath 5.0"> sum (Sales Predictions)  over {N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8:24:52.468110027</meta:creation-date>
    <dc:date>2018-08-23T20:56:27.087415684</dc:date>
    <meta:editing-duration>PT13M44S</meta:editing-duration>
    <meta:editing-cycles>2</meta:editing-cycles>
    <meta:generator>LibreOffice/5.1.6.2$Linux_X86_64 LibreOffice_project/10m0$Build-2</meta:generator>
  </office:meta>
</office:document-meta>
</file>